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Charter" officeooo:rsid="001a08d3" officeooo:paragraph-rsid="001a08d3"/>
    </style:style>
    <style:style style:name="P2" style:family="paragraph" style:parent-style-name="Standard">
      <style:text-properties style:font-name="Bitstream Charter" fo:font-weight="bold" officeooo:rsid="001a08d3" officeooo:paragraph-rsid="001a08d3" style:font-weight-asian="bold" style:font-weight-complex="bold"/>
    </style:style>
    <style:style style:name="P3" style:family="paragraph" style:parent-style-name="Standard">
      <style:text-properties style:font-name="Bitstream Charter" officeooo:rsid="001ac224" officeooo:paragraph-rsid="001ac224"/>
    </style:style>
    <style:style style:name="P4" style:family="paragraph" style:parent-style-name="Standard" style:list-style-name="L1">
      <style:text-properties style:font-name="Bitstream Charter" officeooo:rsid="001a08d3" officeooo:paragraph-rsid="001a08d3"/>
    </style:style>
    <style:style style:name="P5" style:family="paragraph" style:parent-style-name="Standard">
      <style:text-properties style:font-name="Bitstream Charter" officeooo:rsid="001a08d3" officeooo:paragraph-rsid="001a08d3"/>
    </style:style>
    <style:style style:name="P6" style:family="paragraph" style:parent-style-name="Standard" style:list-style-name="L1">
      <style:text-properties style:font-name="Bitstream Charter" officeooo:rsid="001ac224" officeooo:paragraph-rsid="001ac224"/>
    </style:style>
    <style:style style:name="P7" style:family="paragraph" style:parent-style-name="Standard" style:list-style-name="L1">
      <style:text-properties style:font-name="Bitstream Charter" officeooo:rsid="001d0828" officeooo:paragraph-rsid="001d0828"/>
    </style:style>
    <style:style style:name="P8" style:family="paragraph" style:parent-style-name="Standard" style:list-style-name="L1">
      <style:text-properties style:font-name="Bitstream Charter" officeooo:rsid="001cc0a6" officeooo:paragraph-rsid="001a08d3"/>
    </style:style>
    <style:style style:name="T1" style:family="text">
      <style:text-properties officeooo:rsid="001ac224"/>
    </style:style>
    <style:style style:name="T2" style:family="text">
      <style:text-properties officeooo:rsid="001cc0a6"/>
    </style:style>
    <style:style style:name="T3" style:family="text">
      <style:text-properties officeooo:rsid="001d08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oratorio <text:span text:style-name="T3">Seguridad</text:span></text:p>
      <text:p text:style-name="P2"/>
      <text:p text:style-name="P2">Grupo buses nacionales</text:p>
      <text:p text:style-name="P2"/>
      <text:p text:style-name="P2">Integrantes:</text:p>
      <text:p text:style-name="P1"/>
      <text:p text:style-name="P1">Ferney Esteban Lizarazo López</text:p>
      <text:p text:style-name="P1">Johan Camilo Mantilla Mantilla</text:p>
      <text:p text:style-name="P1">Daniel Felipe Sabogal Fajardo</text:p>
      <text:p text:style-name="P1">Andrés Francisco Rodríguez Peraza</text:p>
      <text:p text:style-name="P1"/>
      <text:p text:style-name="P2">Modificaciones que se realizaron a la arquitectura:</text:p>
      <text:p text:style-name="P1"/>
      <text:p text:style-name="P1">Para cumplir con los requisitos de <text:span text:style-name="T3">Seguridad</text:span>, se realizarán los siguientes cambios en la arquitectura:</text:p>
      <text:p text:style-name="P1"/>
      <text:p text:style-name="P1"/>
      <text:list xml:id="list6680725852374682733" text:style-name="L1">
        <text:list-item>
          <text:p text:style-name="P7">Se realizará un cambio en la aplicación que permita el consumo de un directorio LDAP. Para esto se realizarán tres cambios principales: se creará una clase para el manejo de la conexión de la aplicación con el directorio LDAP, se agregará un método a la clase controladora del usuario para que maneje el inicio de sesión y en cada lugar donde se pueden crear usuarios se crea una instancia de la clase que maneja la conexión con el directorio LDAP para que este usuario también sea agregado al directorio LDAP.</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20:36:40.391193363</meta:creation-date>
    <dc:date>2015-06-17T07:01:35.438412200</dc:date>
    <meta:editing-duration>PT3M37S</meta:editing-duration>
    <meta:editing-cycles>1</meta:editing-cycles>
    <meta:generator>LibreOffice/4.2.8.2$Linux_X86_64 LibreOffice_project/420m0$Build-2</meta:generator>
    <meta:document-statistic meta:table-count="0" meta:image-count="0" meta:object-count="0" meta:page-count="1" meta:paragraph-count="11" meta:word-count="136" meta:character-count="841" meta:non-whitespace-character-count="717"/>
  </office:meta>
</office:document-meta>
</file>